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6.75cm" fo:min-width="20.5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0.358cm" fo:min-width="7.28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025cm" svg:height="17cm" svg:x="1.9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cm" svg:height="5cm" draw:transform="rotate (-1.5707963267949) translate (8cm 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5cm" draw:transform="rotate (1.5707963267949) translate (3cm 18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337cm" svg:height="0.962cm" svg:x="2cm" svg:y="2cm">
          <draw:text-box>
            <text:p>mem_module</text:p>
          </draw:text-box>
        </draw:frame>
        <draw:frame draw:style-name="gr4" draw:text-style-name="P3" draw:layer="layout" svg:width="3.635cm" svg:height="0.962cm" svg:x="3.025cm" svg:y="3.038cm">
          <draw:text-box>
            <text:p>mem_sp_0</text:p>
          </draw:text-box>
        </draw:frame>
        <draw:frame draw:style-name="gr4" draw:text-style-name="P3" draw:layer="layout" svg:width="3.635cm" svg:height="0.962cm" svg:x="3cm" svg:y="11cm">
          <draw:text-box>
            <text:p>mem_sp_1</text:p>
          </draw:text-box>
        </draw:frame>
        <draw:line draw:style-name="gr5" draw:text-style-name="P4" draw:layer="layout" svg:x1="20.9cm" svg:y1="9cm" svg:x2="24.8cm" svg:y2="9cm">
          <text:p/>
        </draw:line>
        <draw:custom-shape draw:style-name="gr6" draw:text-style-name="P2" draw:layer="layout" svg:width="0.4cm" svg:height="0.4cm" svg:x="2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475cm" svg:height="0.962cm" svg:x="25.225cm" svg:y="8.538cm">
          <draw:text-box>
            <text:p>addr[8]</text:p>
          </draw:text-box>
        </draw:frame>
        <draw:frame draw:style-name="gr8" draw:text-style-name="P3" draw:layer="layout" svg:width="1.277cm" svg:height="0.962cm" svg:x="6.723cm" svg:y="4.5cm">
          <draw:text-box>
            <text:p>clk</text:p>
          </draw:text-box>
        </draw:frame>
        <draw:frame draw:style-name="gr9" draw:text-style-name="P3" draw:layer="layout" svg:width="2.225cm" svg:height="0.962cm" svg:x="5.775cm" svg:y="5.538cm">
          <draw:text-box>
            <text:p>wr_en</text:p>
          </draw:text-box>
        </draw:frame>
        <draw:frame draw:style-name="gr7" draw:text-style-name="P3" draw:layer="layout" svg:width="2.475cm" svg:height="0.962cm" svg:x="5.525cm" svg:y="6.538cm">
          <draw:text-box>
            <text:p>addr[7]</text:p>
          </draw:text-box>
        </draw:frame>
        <draw:frame draw:style-name="gr10" draw:text-style-name="P3" draw:layer="layout" svg:width="3.283cm" svg:height="0.962cm" svg:x="4.717cm" svg:y="7.5cm">
          <draw:text-box>
            <text:p>data_in[8]</text:p>
          </draw:text-box>
        </draw:frame>
        <draw:frame draw:style-name="gr11" draw:text-style-name="P3" draw:layer="layout" svg:width="3.673cm" svg:height="0.962cm" svg:x="4.3cm" svg:y="8.538cm">
          <draw:text-box>
            <text:p>data_out[8]</text:p>
          </draw:text-box>
        </draw:frame>
        <draw:frame draw:style-name="gr8" draw:text-style-name="P3" draw:layer="layout" svg:width="1.277cm" svg:height="0.962cm" svg:x="6.723cm" svg:y="12.5cm">
          <draw:text-box>
            <text:p>clk</text:p>
          </draw:text-box>
        </draw:frame>
        <draw:frame draw:style-name="gr9" draw:text-style-name="P3" draw:layer="layout" svg:width="2.225cm" svg:height="0.962cm" svg:x="5.775cm" svg:y="13.538cm">
          <draw:text-box>
            <text:p>wr_en</text:p>
          </draw:text-box>
        </draw:frame>
        <draw:line draw:style-name="gr5" draw:text-style-name="P4" draw:layer="layout" svg:x1="20.7cm" svg:y1="8cm" svg:x2="24.802cm" svg:y2="8cm">
          <text:p/>
        </draw:line>
        <draw:custom-shape draw:style-name="gr6" draw:text-style-name="P2" draw:layer="layout" svg:width="0.4cm" svg:height="0.4cm" svg:x="24.80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225cm" svg:height="0.962cm" svg:x="25.227cm" svg:y="7.538cm">
          <draw:text-box>
            <text:p>wr_en</text:p>
          </draw:text-box>
        </draw:frame>
        <draw:line draw:style-name="gr5" draw:text-style-name="P4" draw:layer="layout" svg:x1="20.4cm" svg:y1="7cm" svg:x2="24.802cm" svg:y2="7cm">
          <text:p/>
        </draw:line>
        <draw:custom-shape draw:style-name="gr6" draw:text-style-name="P2" draw:layer="layout" svg:width="0.4cm" svg:height="0.4cm" svg:x="24.80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277cm" svg:height="0.962cm" svg:x="25.227cm" svg:y="6.538cm">
          <draw:text-box>
            <text:p>clk</text:p>
          </draw:text-box>
        </draw:frame>
        <draw:line draw:style-name="gr5" draw:text-style-name="P4" draw:layer="layout" svg:x1="20.7cm" svg:y1="13cm" svg:x2="24.8cm" svg:y2="13cm">
          <text:p/>
        </draw:line>
        <draw:custom-shape draw:style-name="gr6" draw:text-style-name="P2" draw:layer="layout" svg:width="0.4cm" svg:height="0.4cm" svg:x="2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648cm" svg:height="0.962cm" svg:x="25.225cm" svg:y="12.538cm">
          <draw:text-box>
            <text:p>par_out</text:p>
          </draw:text-box>
        </draw:frame>
        <draw:line draw:style-name="gr5" draw:text-style-name="P4" draw:layer="layout" svg:x1="20.9cm" svg:y1="10cm" svg:x2="24.8cm" svg:y2="10cm">
          <text:p/>
        </draw:line>
        <draw:custom-shape draw:style-name="gr6" draw:text-style-name="P2" draw:layer="layout" svg:width="0.4cm" svg:height="0.4cm" svg:x="24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2.259cm" svg:height="0.962cm" svg:x="25.225cm" svg:y="9.538cm">
          <draw:text-box>
            <text:p>par_in</text:p>
          </draw:text-box>
        </draw:frame>
        <draw:line draw:style-name="gr5" draw:text-style-name="P4" draw:layer="layout" svg:x1="20.4cm" svg:y1="14cm" svg:x2="24.802cm" svg:y2="14cm">
          <text:p/>
        </draw:line>
        <draw:custom-shape draw:style-name="gr6" draw:text-style-name="P2" draw:layer="layout" svg:width="0.4cm" svg:height="0.4cm" svg:x="24.80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3.673cm" svg:height="0.962cm" svg:x="25.227cm" svg:y="13.538cm">
          <draw:text-box>
            <text:p>data_out[8]</text:p>
          </draw:text-box>
        </draw:frame>
        <draw:line draw:style-name="gr5" draw:text-style-name="P4" draw:layer="layout" svg:x1="20.9cm" svg:y1="11cm" svg:x2="24.8cm" svg:y2="11cm">
          <text:p/>
        </draw:line>
        <draw:custom-shape draw:style-name="gr6" draw:text-style-name="P2" draw:layer="layout" svg:width="0.4cm" svg:height="0.4cm" svg:x="2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3.283cm" svg:height="0.962cm" svg:x="25.225cm" svg:y="10.538cm">
          <draw:text-box>
            <text:p>data_in[8]</text:p>
          </draw:text-box>
        </draw:frame>
        <draw:line draw:style-name="gr5" draw:text-style-name="P4" draw:layer="layout" svg:x1="20.9cm" svg:y1="12cm" svg:x2="24.8cm" svg:y2="12cm">
          <text:p/>
        </draw:line>
        <draw:custom-shape draw:style-name="gr6" draw:text-style-name="P2" draw:layer="layout" svg:width="0.4cm" svg:height="0.4cm" svg:x="24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2.542cm" svg:height="0.962cm" svg:x="25.225cm" svg:y="11.538cm">
          <draw:text-box>
            <text:p>par_err</text:p>
          </draw:text-box>
        </draw:frame>
        <draw:line draw:style-name="gr5" draw:text-style-name="P4" draw:layer="layout" svg:x1="8cm" svg:y1="5cm" svg:x2="11.7cm" svg:y2="5cm">
          <text:p/>
        </draw:line>
        <draw:line draw:style-name="gr5" draw:text-style-name="P4" draw:layer="layout" svg:x1="8cm" svg:y1="16cm" svg:x2="11.7cm" svg:y2="16cm">
          <text:p/>
        </draw:line>
        <draw:line draw:style-name="gr5" draw:text-style-name="P4" draw:layer="layout" svg:x1="8cm" svg:y1="17cm" svg:x2="12.7cm" svg:y2="17cm">
          <text:p/>
        </draw:line>
        <draw:line draw:style-name="gr5" draw:text-style-name="P4" draw:layer="layout" svg:x1="8cm" svg:y1="15cm" svg:x2="11.1cm" svg:y2="15cm">
          <text:p/>
        </draw:line>
        <draw:line draw:style-name="gr5" draw:text-style-name="P4" draw:layer="layout" svg:x1="8cm" svg:y1="6cm" svg:x2="11.1cm" svg:y2="6cm">
          <text:p/>
        </draw:line>
        <draw:line draw:style-name="gr5" draw:text-style-name="P4" draw:layer="layout" svg:x1="8cm" svg:y1="7cm" svg:x2="10.6cm" svg:y2="7cm">
          <text:p/>
        </draw:line>
        <draw:line draw:style-name="gr5" draw:text-style-name="P4" draw:layer="layout" svg:x1="8cm" svg:y1="14cm" svg:x2="10.6cm" svg:y2="14cm">
          <text:p/>
        </draw:line>
        <draw:line draw:style-name="gr5" draw:text-style-name="P4" draw:layer="layout" svg:x1="8cm" svg:y1="13cm" svg:x2="10.3cm" svg:y2="13cm">
          <text:p/>
        </draw:line>
        <draw:line draw:style-name="gr5" draw:text-style-name="P4" draw:layer="layout" svg:x1="8cm" svg:y1="8cm" svg:x2="10.3cm" svg:y2="8cm">
          <text:p/>
        </draw:line>
        <draw:line draw:style-name="gr5" draw:text-style-name="P4" draw:layer="layout" svg:x1="8cm" svg:y1="9cm" svg:x2="10.1cm" svg:y2="9cm">
          <text:p/>
        </draw:line>
        <draw:custom-shape draw:style-name="gr15" draw:text-style-name="P2" draw:layer="layout" svg:width="11cm" svg:height="15cm" svg:x="10cm" svg:y="3cm">
          <text:p text:style-name="P5">Control 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475cm" svg:height="0.962cm" svg:x="5.525cm" svg:y="14.5cm">
          <draw:text-box>
            <text:p>addr[7]</text:p>
          </draw:text-box>
        </draw:frame>
        <draw:frame draw:style-name="gr10" draw:text-style-name="P3" draw:layer="layout" svg:width="3.283cm" svg:height="0.962cm" svg:x="4.717cm" svg:y="15.462cm">
          <draw:text-box>
            <text:p>data_in[8]</text:p>
          </draw:text-box>
        </draw:frame>
        <draw:frame draw:style-name="gr11" draw:text-style-name="P3" draw:layer="layout" svg:width="3.673cm" svg:height="0.962cm" svg:x="4.3cm" svg:y="16.5cm">
          <draw:text-box>
            <text:p>data_out[8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7-08T20:11:56.035533054</dc:date>
    <meta:editing-duration>PT1H5M9S</meta:editing-duration>
    <meta:editing-cycles>27</meta:editing-cycles>
    <meta:document-statistic meta:object-count="51"/>
  </office:meta>
</office:document-meta>
</file>